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1" svg:font-family="Arial1"/>
    <style:font-face style:name="Bookman Old Style" svg:font-family="'Bookman Old Style'"/>
    <style:font-face style:name="Garamond" svg:font-family="Garamond"/>
    <style:font-face style:name="Garamond1" svg:font-family="Garamond1"/>
    <style:font-face style:name="Mangal1" svg:font-family="Mangal"/>
    <style:font-face style:name="Times Roman" svg:font-family="'Times Roman'"/>
    <style:font-face style:name="Times New Roman1" svg:font-family="'Times New Roman'" style:font-family-generic="roman"/>
    <style:font-face style:name="Times New Roman" svg:font-family="'Times New Roman'"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font-size="11pt"/>
    </style:style>
    <style:style style:name="P4" style:family="paragraph" style:parent-style-name="Text_20_body">
      <style:text-properties fo:color="#000000" style:font-name="Garamond" fo:font-weight="bold"/>
    </style:style>
    <style:style style:name="P5" style:family="paragraph" style:parent-style-name="Text_20_body">
      <style:paragraph-properties fo:margin-top="0in" fo:margin-bottom="0.1665in" fo:text-align="center" style:justify-single-word="false"/>
    </style:style>
    <style:style style:name="T1" style:family="text">
      <style:text-properties fo:color="#000000"/>
    </style:style>
    <style:style style:name="T2" style:family="text">
      <style:text-properties fo:color="#000000" style:font-name="Bookman Old Style" fo:font-size="36pt" style:text-underline-style="solid" style:text-underline-width="auto" style:text-underline-color="font-color"/>
    </style:style>
    <style:style style:name="T3" style:family="text">
      <style:text-properties fo:color="#000000" style:font-name="Garamond1"/>
    </style:style>
    <style:style style:name="T4" style:family="text">
      <style:text-properties fo:color="#000000" style:font-name="Garamond1" style:text-underline-style="solid" style:text-underline-width="auto" style:text-underline-color="font-color"/>
    </style:style>
    <style:style style:name="T5" style:family="text">
      <style:text-properties fo:color="#000000" style:font-name="Garamond"/>
    </style:style>
    <style:style style:name="T6" style:family="text">
      <style:text-properties fo:color="#000000" style:font-name="Arial" fo:font-size="11pt"/>
    </style:style>
    <style:style style:name="T7" style:family="text">
      <style:text-properties fo:color="#000000" style:font-name="Arial" fo:font-size="10pt" fo:font-weight="bold"/>
    </style:style>
    <style:style style:name="T8" style:family="text">
      <style:text-properties fo:color="#000000" style:font-name="Arial" fo:font-size="7.5pt" fo:font-weight="bold"/>
    </style:style>
    <style:style style:name="T9" style:family="text">
      <style:text-properties fo:color="#000000" style:font-name="Times Roman" fo:font-size="16pt" fo:font-style="italic" fo:font-weight="bold"/>
    </style:style>
    <style:style style:name="T10" style:family="text">
      <style:text-properties fo:color="#000000" style:font-name="Times Roman" fo:font-size="16pt" fo:font-weight="bold"/>
    </style:style>
    <style:style style:name="T11" style:family="text">
      <style:text-properties fo:color="#000000" style:font-name="Times Roman" fo:font-size="18pt" fo:font-style="italic" fo:font-weight="bold"/>
    </style:style>
    <style:style style:name="T12" style:family="text">
      <style:text-properties fo:color="#000000" style:font-name="Times Roman" fo:font-size="18pt" fo:font-weight="bold"/>
    </style:style>
    <style:style style:name="T13" style:family="text">
      <style:text-properties fo:color="#000000" style:font-name="Arial1" fo:font-size="7.5pt"/>
    </style:style>
    <style:style style:name="T14"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he Homosexual Agenda </text:span><text:span text:style-name="T4"><text:line-break/></text:span><text:span text:style-name="T3"><text:line-break/></text:span><text:span text:style-name="T5">By Michael Swift, Gay Revolutionary</text:span></text:p>
      <text:p text:style-name="P3">We shall sodomize your sons, emblems of your feeble masculinity, of your shallow dreams and vulgar lies. We shall seduce them in your schools, in your dormitories, in your gymnasiums, in your locker rooms, in your sports arenas, in your seminaries, in your youth groups, in your movie theatre bathrooms, in your army bunkhouses, in your truck stops, in your all male clubs, in your houses of Congress, however men are with men together. Your sons shall become our minions and do our bidding. They will be recast in our image. They will come to crave and adore us. </text:p>
      <text:p text:style-name="Text_20_body"><text:span text:style-name="T6">Women, you cry for freedom. You say you are no longer satisfied with men; they make you unhappy. We, connoisseurs of the masculine face, the masculine physique, shall take your men from you then. We will amuse them; we will instruct them; we will embrace them when they weep. Women, you say you wish to live with each other instead of with men. Then go and be with each other. We shall give your men pleasures they have never known because we are foremost men too and only one man knows how to truly please another man; only one man can truly understand with depth and feeling the mind and body of another man.</text:span><text:span text:style-name="T1"> </text:span></text:p>
      <text:p text:style-name="P1"><text:span text:style-name="T9">Your sons shall become our minions</text:span><text:span text:style-name="T1"> </text:span><text:span text:style-name="T10"><text:line-break/></text:span><text:span text:style-name="T9">and do our bidding. They will be recast</text:span><text:span text:style-name="T10"> <text:line-break/></text:span><text:span text:style-name="T9">in</text:span><text:span text:style-name="T1"> </text:span><text:span text:style-name="T9">our image. They will come to crave</text:span><text:span text:style-name="T1"> </text:span><text:span text:style-name="T10"><text:line-break/></text:span><text:span text:style-name="T9">and adore us.</text:span><text:span text:style-name="T1"> </text:span></text:p>
      <text:p text:style-name="P3">All laws banning homosexual activity will be revoked. Instead, legislation shall be passed which engenders love between men. </text:p>
      <text:p text:style-name="P3">All homosexuals must stand together as brothers; we must be united artistically, philosophically, socially, politically and financially. We will triumph only when we present a common face to the <text:span text:style-name="T14">vicious heterosexual enemy. </text:span></text:p>
      <text:p text:style-name="P3">If you dare cry faggot, fairy, queer at us we will stab you in your cowardly hearts and defile your dead puny bodies. </text:p>
      <text:p text:style-name="P3">We shall write poems of the love between men; we shall stage plays in which man openly caresses man; we shall make films about the love between heroic men which will replace the cheap, superficial, sentimental, insipid, juvenile, heterosexual infatuations presently dominating your cinema screens. We shall sculpt statues of beautiful young men, of bold athletes which will be placed in your parks, your squares, your plazas. The museums of the world will be filled only with paintings of graceful, naked lads. </text:p>
      <text:p text:style-name="P3">Our writers and artists will make love between men fashionable and de rigueur, and we will succeed because we are adept at setting styles. We will eliminate heterosexual liaisons through usage of the devices of wit and ridicule, devices which we are skilled at employing. </text:p>
      <text:p text:style-name="P3">We will unmask the powerful homosexuals who masquerade as heterosexuals. You will be shocked and frightened when you find that your presidents and your sons, you industrialists, your senators, your mayors, your generals, your athletes, your film stars, your television personalities, your civic leaders, your priests are not the safe, familiar bourgeois, heterosexual figures you assumed them to<text:line-break/>be. We are everywhere; we have infiltrated your ranks. Be careful when you speak of homosexuals because we are always among you: we may be sitting across the desk from you; we may be sleeping in the same bed with you.</text:p>
      <text:p text:style-name="P3">There will be no compromises. We are not middle-class weaklings. Highly intelligent, we are the <text:soft-page-break/>natural aristocrats of the human race, and steely-minded aristocrats never settle for less. Those who oppose us will be exiled. </text:p>
      <text:p text:style-name="P3">We shall raise vast, private armies, as Mishima did, to defeat you. We shall conquer the world because warriors inspired by and banded together by homosexual love and honor are invincible as were the ancient Greek soldiers. </text:p>
      <text:p text:style-name="P1"><text:span text:style-name="T11">The family</text:span><text:span text:style-name="T1"> </text:span><text:span text:style-name="T11">unit  will be abolished. <text:line-break/>The family unit.. . must be eliminated.</text:span></text:p>
      <text:p text:style-name="P3">The family unit - spawning ground of lies, betrayals, mediocrity, hypocrisy and violence - will be abolished. The family unit, which only dampens imagination and curbs free will, must be eliminated. Perfect boys will be conceived and grown in the genetic laboratory. They will be bonded together in a communal setting, under the control and instruction of homosexual savants. </text:p>
      <text:p text:style-name="P3"><text:span text:style-name="T14">All churches who condemn us will be closed</text:span>. Our only gods are handsome young men. We adhere to a cult of beauty, moral and esthetic. All that is ugly and vulgar and banal will be annihilated. Since we are alienated from middle-class heterosexual conventions, we are free to live our lives according to the dictates of pure imagination. For us too much is not enough. </text:p>
      <text:p text:style-name="P3">The exquisite society to emerge will be governed by an elite comprised of gay poets. One of the major requirements for a position of power in the new society of homoeroticism will be indulgence in the Greek passion. Any man contaminated with heterosexual lust will be automatically barred from a position of influence. All males who insist on remaining stupidly heterosexual will be tried in homosexual courts of justice and will become invisible men. </text:p>
      <text:p text:style-name="P1"><text:span text:style-name="T11">All churches who condemn us</text:span><text:span text:style-name="T1"> </text:span><text:span text:style-name="T12"><text:line-break/></text:span><text:span text:style-name="T11">will be closed. Our only gods are</text:span><text:span text:style-name="T12"> <text:line-break/></text:span><text:span text:style-name="T11">handsome young men.</text:span><text:span text:style-name="T1"> </text:span></text:p>
      <text:p text:style-name="P3">We shall rewrite history, history filled and debased with your heterosexual lies and distortions. We shall portray the homosexuality of the great leaders and thinkers who have shaped the world. We will demonstrate that homosexuality and intelligence and imagination are inextricably linked, and that homosexuality is a requirement for true nobility, true beauty in a man. </text:p>
      <text:p text:style-name="P3">We shall be victorious because we are fueled by the ferocious bitterness of the oppressed who have been forced to play seemingly bit parts in your dumb heterosexual shows throughout the ages. We too are capable of firing the guns and manning the barricades of the ultimate revolution. </text:p>
      <text:p text:style-name="P2"> </text:p>
      <text:p text:style-name="Text_20_body"><text:span text:style-name="T7">Source: As published in the Gay. Community News, Boston, Massachusetts, 15-21 February 1987 (as "For the-Homoerotic Order") and reprinted in the American, Family Association Journal</text:span><text:span text:style-name="T8">. </text:span><text:span text:style-name="T13">. </text:span></text:p>
      <text:p text:style-name="P4">Words For Living Ministries, P. O. Box 413, Marion, Kentucky 42064</text:p>
      <text:p text:style-name="P4">502-965-5060          Tom McKenney         Fax: 502-965-506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1" svg:font-family="Arial1"/>
    <style:font-face style:name="Bookman Old Style" svg:font-family="'Bookman Old Style'"/>
    <style:font-face style:name="Garamond" svg:font-family="Garamond"/>
    <style:font-face style:name="Garamond1" svg:font-family="Garamond1"/>
    <style:font-face style:name="Mangal1" svg:font-family="Mangal"/>
    <style:font-face style:name="Times Roman" svg:font-family="'Times Roman'"/>
    <style:font-face style:name="Times New Roman1" svg:font-family="'Times New Roman'" style:font-family-generic="roman"/>
    <style:font-face style:name="Times New Roman" svg:font-family="'Times New Roman'"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2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7:17:43</meta:creation-date>
    <dc:date>2013-05-17T17:22:00.54</dc:date>
    <meta:editing-duration>PT4M41S</meta:editing-duration>
    <meta:editing-cycles>3</meta:editing-cycles>
    <meta:generator>OpenOffice.org/3.4.1$Win32 OpenOffice.org_project/341m1$Build-9593</meta:generator>
    <meta:document-statistic meta:table-count="0" meta:image-count="0" meta:object-count="0" meta:page-count="2" meta:paragraph-count="23" meta:word-count="989" meta:character-count="5998"/>
  </office:meta>
</office:document-meta>
</file>